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06e4c5" style:font-size-asian="10pt" style:font-size-complex="10pt"/>
    </style:style>
    <style:style style:name="P2" style:family="paragraph" style:parent-style-name="Standard">
      <style:text-properties fo:font-size="10pt" officeooo:rsid="001a148a" officeooo:paragraph-rsid="0008e3ea" style:font-size-asian="10pt" style:font-size-complex="10pt"/>
    </style:style>
    <style:style style:name="P3" style:family="paragraph" style:parent-style-name="Standard">
      <style:text-properties fo:font-size="10pt" officeooo:rsid="0018249a" officeooo:paragraph-rsid="0006e4c5" style:font-size-asian="10pt" style:font-size-complex="10pt"/>
    </style:style>
    <style:style style:name="P4" style:family="paragraph" style:parent-style-name="Standard">
      <style:text-properties fo:font-size="10pt" officeooo:rsid="0018249a" officeooo:paragraph-rsid="0008e3ea" style:font-size-asian="10pt" style:font-size-complex="10pt"/>
    </style:style>
    <style:style style:name="P5" style:family="paragraph" style:parent-style-name="Standard">
      <style:text-properties fo:font-size="10pt" officeooo:paragraph-rsid="0008e3ea" style:font-size-asian="10pt" style:font-size-complex="10pt"/>
    </style:style>
    <style:style style:name="P6" style:family="paragraph" style:parent-style-name="Standard">
      <style:text-properties officeooo:paragraph-rsid="0006e4c5"/>
    </style:style>
    <style:style style:name="P7" style:family="paragraph" style:parent-style-name="Standard">
      <style:text-properties fo:font-size="12pt" officeooo:rsid="0018249a" officeooo:paragraph-rsid="0006e4c5" style:font-size-asian="12pt" style:font-size-complex="12pt"/>
    </style:style>
    <style:style style:name="P8" style:family="paragraph" style:parent-style-name="Standard">
      <style:text-properties fo:font-size="12pt" officeooo:rsid="0018249a" officeooo:paragraph-rsid="0008e3ea" style:font-size-asian="12pt" style:font-size-complex="12pt"/>
    </style:style>
    <style:style style:name="P9" style:family="paragraph" style:parent-style-name="Standard">
      <style:text-properties fo:font-size="12pt" officeooo:paragraph-rsid="0008e3ea" style:font-size-asian="12pt" style:font-size-complex="12pt"/>
    </style:style>
    <style:style style:name="P10" style:family="paragraph" style:parent-style-name="Text_20_body">
      <style:text-properties fo:font-size="10pt" officeooo:rsid="001a148a" style:font-size-asian="10pt" style:font-size-complex="10pt"/>
    </style:style>
    <style:style style:name="T1" style:family="text">
      <style:text-properties officeooo:rsid="00073f68"/>
    </style:style>
    <style:style style:name="T2" style:family="text">
      <style:text-properties officeooo:rsid="0013ad40"/>
    </style:style>
    <style:style style:name="T3" style:family="text">
      <style:text-properties officeooo:rsid="00077ec1"/>
    </style:style>
    <style:style style:name="T4" style:family="text">
      <style:text-properties officeooo:rsid="001068d4"/>
    </style:style>
    <style:style style:name="T5" style:family="text">
      <style:text-properties officeooo:rsid="0018249a"/>
    </style:style>
    <style:style style:name="T6" style:family="text">
      <style:text-properties officeooo:rsid="0019c0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Escribiremos un libro que combina una historia de aventuras con un ensayo cientifico.</text:p>
      <text:p text:style-name="Standard">Ambas partes se incluyen en cada capitulo, en secciones separadas, con diferentes narrativas y vinculadas unicamente por su contenido tematico.</text:p>
      <text:p text:style-name="Standard"/>
      <text:p text:style-name="Standard"/>
      <text:p text:style-name="Standard"/>
      <text:p text:style-name="Horizontal_20_Line"/>
      <text:p text:style-name="Text_20_body"/>
      <text:p text:style-name="P9"><text:span text:style-name="T5">O</text:span>bjetivo<text:span text:style-name="T5"> general del libro</text:span>:</text:p>
      <text:p text:style-name="P5"/>
      <text:p text:style-name="P5">el objetivo es responder a preguntas acerca de <text:span text:style-name="T5">nuestra propia</text:span> existencia.</text:p>
      <text:p text:style-name="P5"><text:span text:style-name="T5">Tales</text:span> como:</text:p>
      <text:p text:style-name="P5">- porque vivimos? </text:p>
      <text:p text:style-name="P5"><text:span text:style-name="T5">- </text:span>porque morimos? </text:p>
      <text:p text:style-name="P5"><text:span text:style-name="T5">- </text:span>cual es el sentido de la vida? </text:p>
      <text:p text:style-name="P5"><text:span text:style-name="T5">-</text:span> tenemos una mission que cumplir? </text:p>
      <text:p text:style-name="P5"><text:span text:style-name="T5">- </text:span>existe un ser superior que <text:span text:style-name="T5">disena y </text:span>cre<text:span text:style-name="T5">a</text:span> a todos los seres vivientes? </text:p>
      <text:p text:style-name="P5"><text:span text:style-name="T5">- </text:span>entre otras<text:span text:style-name="T5">.</text:span></text:p>
      <text:p text:style-name="P4"/>
      <text:p text:style-name="P8">Metodologia:</text:p>
      <text:p text:style-name="P4"/>
      <text:p text:style-name="P2">Responderemos a estas preguntas <text:span text:style-name="T5">analizando el funcionamiento de una maquina de calculo que simula </text:span>a <text:span text:style-name="T5">la vida en accion</text:span>, y que nos mostrara <text:span text:style-name="T5">a la vida como un sistema inteligente capaz de resolver problemas logico</text:span><text:span text:style-name="T6">s</text:span><text:span text:style-name="T5"> automaticamente.</text:span></text:p>
      <text:p text:style-name="Text_20_body"/>
      <text:p text:style-name="Horizontal_20_Line"/>
      <text:p text:style-name="Text_20_body"/>
      <text:p text:style-name="P6">El libro se divide en dos partes complementarias, integradas dentro de cada capítulo: <text:s/></text:p>
      <text:p text:style-name="P6"/>
      <text:p text:style-name="P1">1. Historia de <text:span text:style-name="T1">Aventuras y </text:span>Fantasía: <text:s/></text:p>
      <text:p text:style-name="P1"><text:s text:c="3"/>- Narra el viaje de <text:span text:style-name="T1">una joven aventurera e intreprida llamada </text:span>Elara<text:span text:style-name="T1">,</text:span> en<text:span text:style-name="T1"> su</text:span> búsqueda de<text:span text:style-name="T1"> 'E</text:span>l códice perdido<text:span text:style-name="T1">', un libro magico que segun la leyenda contiene todo el conocimiento y todas las respuestas.</text:span></text:p>
      <text:p text:style-name="P1"><text:span text:style-name="T4"><text:s text:c="3"/>- </text:span><text:span text:style-name="T1">A</text:span>borda preguntas existenciales desde un enfoque místico y subjetivo. <text:s/></text:p>
      <text:p text:style-name="P1"><text:s text:c="5"/></text:p>
      <text:p text:style-name="P1"/>
      <text:p text:style-name="P1">2. Ensayo Científico: <text:s/></text:p>
      <text:p text:style-name="P1"><text:s text:c="3"/>- Introduce ideas sobre las características de la vida y <text:span text:style-name="T3">desarrolla</text:span> una simulación lógica de la vida como sistema inteligente. <text:s/></text:p>
      <text:p text:style-name="P1"><text:s text:c="3"/>- <text:span text:style-name="T1">A</text:span>borda preguntas existenciales <text:span text:style-name="T2">p</text:span>roporciona<text:span text:style-name="T2">ndo</text:span> respuestas objetivas y contrastes con las conclusiones subjetivas de la historia<text:span text:style-name="T3"> de aventuras</text:span>. <text:s/></text:p>
      <text:p text:style-name="P1"/>
      <text:p text:style-name="Horizontal_20_Line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5T13:16:12.667000000</meta:creation-date>
    <dc:date>2025-07-05T13:22:40.366000000</dc:date>
    <meta:editing-duration>PT6M27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1" meta:word-count="228" meta:character-count="1476" meta:non-whitespace-character-count="1234"/>
  </office:meta>
</office:document-meta>
</file>